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7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3333ff" style:text-line-through-style="none" fo:font-size="20pt" fo:font-style="normal" style:text-underline-style="none" style:text-blinking="false" fo:background-color="#ffff66" style:font-size-asian="20pt" style:font-weight-asian="bold" style:font-size-complex="20pt" style:font-weight-complex="bold"/>
    </style:style>
    <style:style style:name="T7" style:family="text">
      <style:text-properties fo:font-weight="normal" fo:background-color="#ffe599"/>
    </style:style>
    <style:style style:name="T8" style:family="text">
      <style:text-properties style:text-position="super 58%"/>
    </style:style>
    <style:style style:name="T9" style:family="text">
      <style:text-properties style:language-asian="ja" style:country-asian="JP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4808296" text:id="ct1748082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39307281735799266" text:style-name="L1">
        <text:list-item>
          <text:p text:style-name="P25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0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0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9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0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0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0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0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0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0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0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0">/] <office:annotation office:name="__Annotation__1923_484518897"><dc:creator>iwabuchi ken</dc:creator><dc:date>2020-05-04T13:08:16.80</dc:date><text:p text:style-name="P32"><text:span text:style-name="T10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3070_799772361"><dc:creator>iwabuchi ken</dc:creator><dc:date>2020-05-05T09:43:34.80</dc:date><text:p text:style-name="P32"><text:span text:style-name="T10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0">/] <office:annotation office:name="__Annotation__3098_799772361"><dc:creator>iwabuchi ken</dc:creator><dc:date>2020-05-05T10:13:42.81</dc:date><text:p text:style-name="P32"><text:span text:style-name="T10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1666_1309051837"><dc:creator>iwabuchi ken</dc:creator><dc:date>2020-05-06T08:58:14.81</dc:date><text:p text:style-name="P32"><text:span text:style-name="T10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0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6846_106191355"><dc:creator>iwabuchi ken</dc:creator><dc:date>2020-05-07T14:44:51.83</dc:date><text:p text:style-name="P32"><text:span text:style-name="T10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9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0">/] <office:annotation office:name="__Annotation__6879_106191355"><dc:creator>iwabuchi ken</dc:creator><dc:date>2020-05-07T14:58:47.84</dc:date><text:p text:style-name="P32"><text:span text:style-name="T10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0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0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9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0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0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0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0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9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9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0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0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0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0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0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9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0">/] 20200522_123041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0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9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0">/] XXX 20200524_1053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0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9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0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0">/] XXX 20200526_123827</text:p>
          </table:table-cell>
          <table:table-cell table:style-name="表29.B2" office:value-type="string">
            <text:p text:style-name="P12"><text:span text:style-name="T6"/></text:p>
          </table:table-cell>
        </table:table-row>
        <table:table-row>
          <table:table-cell table:style-name="表29.A2" office:value-type="string">
            <text:p text:style-name="P20">[XXX 20200527_0843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0">/] XXX 20200527_090328</text:p>
          </table:table-cell>
          <table:table-cell table:style-name="表29.B2" office:value-type="string">
            <text:p text:style-name="P12"><text:span text:style-name="T6">@@@</text:span>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לֹא יִשְׁווּ-בָה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<text:soft-page-break/>אֲנִי בִינָה, לִי גְבוּר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 יְחֹקְקוּ צֶדֶק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><text:soft-page-break/></text:p>
      <text:p text:style-name="P1">------------------------------------------------------------ TEMPLATE<text:change text:change-id="ct17480829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7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7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><text:soft-page-break/></text:p>
      <text:p text:style-name="P5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336154069741975204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ext:soft-page-break/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8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7T09:03:29.70</dc:date>
    <dc:creator>iwabuchi ken</dc:creator>
    <meta:editing-duration>P5DT23H45M29S</meta:editing-duration>
    <meta:editing-cycles>406</meta:editing-cycles>
    <meta:generator>OpenOffice/4.1.3$Win32 OpenOffice.org_project/413m1$Build-9783</meta:generator>
    <meta:document-statistic meta:table-count="9" meta:image-count="0" meta:object-count="0" meta:page-count="39" meta:paragraph-count="974" meta:word-count="5468" meta:character-count="26934"/>
  </office:meta>
</office:document-meta>
</file>